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12601" officeooo:paragraph-rsid="00112601"/>
    </style:style>
    <style:style style:name="P2" style:family="paragraph" style:parent-style-name="Text_20_body">
      <style:text-properties officeooo:rsid="00112601" officeooo:paragraph-rsid="00131905"/>
    </style:style>
    <style:style style:name="P3" style:family="paragraph" style:parent-style-name="Text_20_body">
      <style:text-properties officeooo:paragraph-rsid="00131905"/>
    </style:style>
    <style:style style:name="P4" style:family="paragraph" style:parent-style-name="Text_20_body">
      <style:text-properties officeooo:rsid="00131905" officeooo:paragraph-rsid="0019e75b"/>
    </style:style>
    <style:style style:name="P5" style:family="paragraph" style:parent-style-name="Text_20_body">
      <style:text-properties officeooo:paragraph-rsid="00206185"/>
    </style:style>
    <style:style style:name="P6" style:family="paragraph" style:parent-style-name="Text_20_body">
      <style:text-properties officeooo:paragraph-rsid="00112601"/>
    </style:style>
    <style:style style:name="P7" style:family="paragraph" style:parent-style-name="Text_20_body">
      <style:text-properties officeooo:paragraph-rsid="0021c3eb"/>
    </style:style>
    <style:style style:name="P8" style:family="paragraph" style:parent-style-name="Text_20_body">
      <style:text-properties officeooo:paragraph-rsid="0019e75b"/>
    </style:style>
    <style:style style:name="P9" style:family="paragraph" style:parent-style-name="Text_20_body">
      <style:text-properties officeooo:paragraph-rsid="00252819"/>
    </style:style>
    <style:style style:name="P10" style:family="paragraph" style:parent-style-name="Text_20_body">
      <style:text-properties officeooo:paragraph-rsid="0026c7ba"/>
    </style:style>
    <style:style style:name="P11" style:family="paragraph" style:parent-style-name="Text_20_body">
      <style:text-properties officeooo:paragraph-rsid="00291859"/>
    </style:style>
    <style:style style:name="P12" style:family="paragraph" style:parent-style-name="Text_20_body">
      <style:text-properties officeooo:paragraph-rsid="002b7ed9"/>
    </style:style>
    <style:style style:name="P13" style:family="paragraph" style:parent-style-name="Text_20_body">
      <style:text-properties officeooo:paragraph-rsid="0030c3a2"/>
    </style:style>
    <style:style style:name="P14" style:family="paragraph" style:parent-style-name="Text_20_body">
      <style:text-properties officeooo:paragraph-rsid="0030d1cd"/>
    </style:style>
    <style:style style:name="P15" style:family="paragraph" style:parent-style-name="Standard">
      <style:text-properties officeooo:rsid="000f7d49" officeooo:paragraph-rsid="0021c3eb"/>
    </style:style>
    <style:style style:name="P16" style:family="paragraph" style:parent-style-name="Text_20_body">
      <style:text-properties officeooo:rsid="000d6790" officeooo:paragraph-rsid="00206185"/>
    </style:style>
    <style:style style:name="P17" style:family="paragraph" style:parent-style-name="Text_20_body">
      <style:text-properties officeooo:rsid="000d6790" officeooo:paragraph-rsid="0021c3eb"/>
    </style:style>
    <style:style style:name="P18" style:family="paragraph" style:parent-style-name="Text_20_body">
      <style:text-properties officeooo:rsid="002f1bc2" officeooo:paragraph-rsid="0030c3a2"/>
    </style:style>
    <style:style style:name="P19" style:family="paragraph" style:parent-style-name="Text_20_body">
      <style:text-properties officeooo:paragraph-rsid="0032b530"/>
    </style:style>
    <style:style style:name="P20" style:family="paragraph" style:parent-style-name="Text_20_body">
      <style:text-properties officeooo:paragraph-rsid="0035caa9"/>
    </style:style>
    <style:style style:name="P21" style:family="paragraph" style:parent-style-name="Heading_20_3">
      <style:text-properties officeooo:rsid="00131905" officeooo:paragraph-rsid="00131905"/>
    </style:style>
    <style:style style:name="P22" style:family="paragraph" style:parent-style-name="Heading_20_3">
      <style:text-properties officeooo:rsid="0026c7ba" officeooo:paragraph-rsid="0026c7ba"/>
    </style:style>
    <style:style style:name="P23" style:family="paragraph" style:parent-style-name="Heading_20_3">
      <style:text-properties officeooo:rsid="002b7ed9" officeooo:paragraph-rsid="002b7ed9"/>
    </style:style>
    <style:style style:name="P24" style:family="paragraph" style:parent-style-name="Heading_20_3">
      <style:text-properties officeooo:rsid="0032b530" officeooo:paragraph-rsid="0032b530"/>
    </style:style>
    <style:style style:name="T1" style:family="text">
      <style:text-properties officeooo:rsid="000d6790"/>
    </style:style>
    <style:style style:name="T2" style:family="text">
      <style:text-properties officeooo:rsid="000f7d49"/>
    </style:style>
    <style:style style:name="T3" style:family="text">
      <style:text-properties fo:color="#800000"/>
    </style:style>
    <style:style style:name="T4" style:family="text">
      <style:text-properties fo:color="#800000" officeooo:rsid="000d6790"/>
    </style:style>
    <style:style style:name="T5" style:family="text">
      <style:text-properties fo:color="#800000" officeooo:rsid="001caf27"/>
    </style:style>
    <style:style style:name="T6" style:family="text">
      <style:text-properties fo:color="#800000" officeooo:rsid="00206185"/>
    </style:style>
    <style:style style:name="T7" style:family="text">
      <style:text-properties fo:color="#800000" officeooo:rsid="0021c3eb"/>
    </style:style>
    <style:style style:name="T8" style:family="text">
      <style:text-properties officeooo:rsid="00131905"/>
    </style:style>
    <style:style style:name="T9" style:family="text">
      <style:text-properties officeooo:rsid="001640a1"/>
    </style:style>
    <style:style style:name="T10" style:family="text">
      <style:text-properties officeooo:rsid="001660eb"/>
    </style:style>
    <style:style style:name="T11" style:family="text">
      <style:text-properties officeooo:rsid="00206185"/>
    </style:style>
    <style:style style:name="T12" style:family="text">
      <style:text-properties officeooo:rsid="00252819"/>
    </style:style>
    <style:style style:name="T13" style:family="text">
      <style:text-properties officeooo:rsid="002593d5"/>
    </style:style>
    <style:style style:name="T14" style:family="text">
      <style:text-properties officeooo:rsid="002666aa"/>
    </style:style>
    <style:style style:name="T15" style:family="text">
      <style:text-properties officeooo:rsid="0027cd41"/>
    </style:style>
    <style:style style:name="T16" style:family="text">
      <style:text-properties officeooo:rsid="0028473e"/>
    </style:style>
    <style:style style:name="T17" style:family="text">
      <style:text-properties officeooo:rsid="002889d4"/>
    </style:style>
    <style:style style:name="T18" style:family="text">
      <style:text-properties officeooo:rsid="00291859"/>
    </style:style>
    <style:style style:name="T19" style:family="text">
      <style:text-properties officeooo:rsid="002f1bc2"/>
    </style:style>
    <style:style style:name="T20" style:family="text">
      <style:text-properties officeooo:rsid="0030c3a2"/>
    </style:style>
    <style:style style:name="T21" style:family="text">
      <style:text-properties officeooo:rsid="0030d1cd"/>
    </style:style>
    <style:style style:name="T22" style:family="text">
      <style:text-properties officeooo:rsid="0035caa9"/>
    </style:style>
    <style:style style:name="T23" style:family="text">
      <style:text-properties officeooo:rsid="00363c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1）</text:h>
      <text:p text:style-name="Text_20_body"><text:tab/><text:span text:style-name="T3">该算法能处理</text:span><text:span text:style-name="T5">3点共线的问题，预设参数，</text:span><text:span text:style-name="T6">1</text:span><text:span text:style-name="T5">个队列，</text:span><text:span text:style-name="T6">2</text:span><text:span text:style-name="T5">个栈,</text:span><text:span text:style-name="T6">但是效率可能会受影响。</text:span></text:p>
      <text:p text:style-name="Text_20_body"><text:tab/>拆分与执行：</text:p>
      <text:p text:style-name="Text_20_body"><text:tab/><text:span text:style-name="T2">1判定：如果集合S(2n)中只有两个元素，并且颜色不一样返回成功。</text:span></text:p>
      <text:p text:style-name="Text_20_body"><text:tab/><text:span text:style-name="T2">2执行：</text:span></text:p>
      <text:p text:style-name="P5"><text:tab/>对所有点的集合S<text:span text:style-name="T1">(2n)以Y为基准做排序，</text:span>选取一个Y坐标最小的点<text:span text:style-name="T1">，如果有Y相同并列的坐标，则选取X值在中间的点。记该点为X0，其余S(2n – X0)的点分别与X0连线，然后计算每个点对应的极角，并以极角的大小为基准重新排序，极角相同值的则按距离X0的远近排序。设定一个变量tmp = 0，sum = 0，对新拍好序的集合（2n – X0）进行</text:span><text:span text:style-name="T4">出队</text:span><text:span text:style-name="T1">操作，每个出队的点进行一次判断然后sum++，如果和X0的颜色不一样则tmp + 1，否则若和X0颜色相同则tmp – 1，然后将该点送进集合S1，</text:span><text:span text:style-name="T4">进栈</text:span><text:span text:style-name="T1">。如果tmp = -1，则记录下这个点并让其也进入匹配点栈S2。</text:span></text:p>
      <text:p text:style-name="P16"><text:tab/>在所有点匹配完后对匹配点栈进行出栈操作，设栈顶元素为Y0，然后将S1中在Y0上面的元素全部出栈，进入S集合的队中，再对S1中的次栈顶元素和栈顶元素的极角做判断(就是Y0和Y0下面那个元素)，如果相等，表示三点共线了，该Y0点不能要，匹配点栈继续出栈操作找新的点作为Y0，重复刚才的操作，如果不相等，则表示Y0点可以和X0点连成线段，S1栈顶y0出栈。对剩余的S集合和S1集合进行迭代。</text:p>
      <text:p text:style-name="P5"><text:tab/>如果匹配栈已经空了<text:span text:style-name="T11">，但依然没有找到能和X0匹配的Y0点，则返回失败，不再进行迭代。</text:span></text:p>
      <text:p text:style-name="P6"><text:tab/>合并:合并两个部分的返回结果<text:span text:style-name="T11">，如果有一个失败则返回失败，两个都是成功才返回成功。</text:span></text:p>
      <text:p text:style-name="P7"><text:tab/><text:span text:style-name="T3">该算法不能处理</text:span><text:span text:style-name="T5">3点共线的问题，预设参数，</text:span><text:span text:style-name="T6">1</text:span><text:span text:style-name="T5">个队列，</text:span><text:span text:style-name="T7">1</text:span><text:span text:style-name="T5">个栈,</text:span><text:span text:style-name="T6">但是效率</text:span><text:span text:style-name="T7">高</text:span><text:span text:style-name="T6">。</text:span></text:p>
      <text:p text:style-name="P15"><text:tab/>1判定：如果集合S(2n)中只有两个元素，两个点坐标。</text:p>
      <text:p text:style-name="P7"><text:tab/><text:span text:style-name="T2">2执行：</text:span></text:p>
      <text:p text:style-name="P7"><text:tab/>对所有点的集合S<text:span text:style-name="T1">(2n)以Y为基准做排序，</text:span>选取一个Y坐标最小的点<text:span text:style-name="T1">，如果有Y相同并列的坐标，则选取X值在中间的点。记该点为X0，其余S(2n – X0)的点分别与X0连线，然后计算每个点对应的极角，并以极角的大小为基准重新排序，极角相同值的则按距离X0的远近排序。设定一个变量tmp = 0，sum = 0，对新拍好序的集合（2n – X0）进行</text:span><text:span text:style-name="T4">出队</text:span><text:span text:style-name="T1">操作，每个出队的点进行一次判断然后sum++，如果和X0的颜色不一样则tmp + 1，否则若和X0颜色相同则tmp – 1，然后将该点送进集合S1，</text:span><text:span text:style-name="T4">进栈</text:span><text:span text:style-name="T1">。如果tmp = -1，则记录下这个点，如果sum &gt; n 并且 tmp不为空则进行下一步。</text:span></text:p>
      <text:p text:style-name="P17"><text:tab/>在匹配完后将最后一次记录的点记为Y0，然后将S1中在Y0上面的元素全部出栈，进入S集合的队中，Y0点可以和X0点连成线段，S1栈顶y0出栈。对剩余的S集合和S1集合进行迭代。</text:p>
      <text:p text:style-name="P7"><text:tab/>合并:合并两个部分的黑白点对<text:span text:style-name="T11">。</text:span></text:p>
      <text:p text:style-name="P1">时间复杂度分析：</text:p>
      <text:p text:style-name="P1"><text:tab/><text:tab/>执行阶段 o(nlg n)</text:p>
      <text:p text:style-name="P2"><text:soft-page-break/><text:tab/><text:tab/>递归式 T(n) = 2T(n/2) +o<text:span text:style-name="T8">（</text:span>nlg n<text:span text:style-name="T8">）</text:span></text:p>
      <text:p text:style-name="P8"><text:tab/><text:tab/>master定理不能用<text:span text:style-name="T8">，只能递归展开.</text:span></text:p>
      <text:p text:style-name="P9"><text:tab/><text:tab/><text:span text:style-name="T12">T(n) = n * (lg n + lg n/2 + lg n/4 + lg n/8 .. lg 1)共log2 n + 1个</text:span></text:p>
      <text:p text:style-name="P9"><text:tab/><text:tab/><text:span text:style-name="T12">= n * (log2 n * lg n – lg1 – lg 2 -lg 4 – lg 8 … lg n)</text:span></text:p>
      <text:p text:style-name="P9"><text:tab/><text:tab/><text:span text:style-name="T12">=n*(lg^2 n – (1/2)log^2 n)</text:span></text:p>
      <text:p text:style-name="P9"><text:tab/><text:tab/><text:span text:style-name="T12">=n * (lg n)^2</text:span></text:p>
      <text:p text:style-name="P4"><text:tab/><text:tab/>最终得出T(n) = o(n * <text:span text:style-name="T12">(lg n) ^2</text:span>)</text:p>
      <text:h text:style-name="P21" text:outline-level="3">2)</text:h>
      <text:p text:style-name="P3"><text:tab/>拆分与执行<text:span text:style-name="T9">：</text:span></text:p>
      <text:p text:style-name="P3"><text:tab/><text:span text:style-name="T9">1）判定，如果集合中只有一个元素，该元素大于0则返回原数，否则返回0</text:span></text:p>
      <text:p text:style-name="P3"><text:tab/><text:span text:style-name="T9">2）执行，将集合S(n)以中间点分成2个部分，每部分n/2 - 1个元素，直接迭代两个部分。</text:span></text:p>
      <text:p text:style-name="P3"><text:tab/>合并<text:span text:style-name="T10">：</text:span></text:p>
      <text:p text:style-name="P3"><text:tab/>记录左右集合返回的值<text:span text:style-name="T13">，从中间点开始，往左延伸直到边界，依次累加求和，记录下累加和中的最大值，再从中点往右延伸直到边界，依次累加求和，记录下累加和中最大值。这两个最大值相加的和就是最大序列在中间的情况。</text:span></text:p>
      <text:p text:style-name="P3"><text:tab/>最后返回三个值<text:span text:style-name="T14">（左集合返回值，右集合返回值，与中间最大值）中最大的那个。</text:span></text:p>
      <text:h text:style-name="P22" text:outline-level="3">3）</text:h>
      <text:p text:style-name="P10"><text:tab/>拆分执行<text:span text:style-name="T15">：</text:span></text:p>
      <text:p text:style-name="P10"><text:tab/><text:tab/><text:span text:style-name="T16">1）判定：如果集合中的元素为1个而且这个数是0则返回0，其余全部返回1（因为0无法单独解码）</text:span></text:p>
      <text:p text:style-name="P11"><text:tab/><text:tab/><text:span text:style-name="T16">2）执行：对于集合S(n)取中间点，对其进行判断，如果这个数是0,3,4,5,6,7,8,9或者这个数是2但是右边的下一个数是7,8,9,则表示这个数无法和后面的数组合，只有一种表示法。将集合拆成（1→ n/2）和（n/2+1→ n）这两个集合，并将其标记成情况1，迭代两个部分。</text:span></text:p>
      <text:p text:style-name="P11"><text:tab/><text:tab/>对于剩下的情况<text:span text:style-name="T17">，即中间的数可以和后面一个数组成2位数，则情况有所变化，多了一种考虑的情况，将其分成2种情况，4个集合。(1→ n/2)和(n/2+1→ <text:s/>n)是一种情况 (1→ <text:s/>n/2 -1)和(n/2 + 2→ <text:s/>n)是一种情况。将其记为情况二，然后分别对四个集合迭代递归。</text:span></text:p>
      <text:p text:style-name="P10"><text:tab/>合并<text:span text:style-name="T18">：</text:span></text:p>
      <text:p text:style-name="P11"><text:tab/><text:tab/>对于情况一返回 <text:span text:style-name="T18">(1 → n/2) * (n/2 +1 → n)</text:span></text:p>
      <text:p text:style-name="P11"><text:tab/><text:tab/>对于情况二返回<text:span text:style-name="T18">（1 → n/2 ）*(n/2 +1 → n) + (1 → n/2 -1) * (n/2 + 2→ n) </text:span></text:p>
      <text:h text:style-name="P23" text:outline-level="3"><text:soft-page-break/>4)<text:tab/><text:tab/></text:h>
      <text:p text:style-name="P13"><text:tab/>拆分与执行<text:span text:style-name="T19">：</text:span></text:p>
      <text:p text:style-name="P18"><text:tab/>判定：</text:p>
      <text:p text:style-name="P18"><text:tab/><text:tab/>如果集合中只有1个元素则返回0；</text:p>
      <text:p text:style-name="P12"><text:tab/>拆分执行</text:p>
      <text:p text:style-name="P12"><text:tab/><text:tab/>将集合分成<text:span text:style-name="T20">(1 → n/2)与(n/2+1 → n)两个部分，迭代执行。</text:span></text:p>
      <text:p text:style-name="P12"><text:tab/>合并<text:span text:style-name="T20">：</text:span></text:p>
      <text:p text:style-name="P12"><text:tab/><text:tab/>记录左右两个部分的返回结果记为A,<text:span text:style-name="T21">B。并定义变量C = 0</text:span></text:p>
      <text:p text:style-name="P12"><text:tab/><text:tab/>将左右两个集合各自排序<text:span text:style-name="T21">，每次取出两个集合中最小的元素。</text:span></text:p>
      <text:p text:style-name="P14"><text:tab/><text:tab/>如果取出的是左集合的元素则不做任何操作<text:span text:style-name="T21">，如果取出的是右集合的元素，则C变量加上左集合元素中剩余元素的个数。</text:span></text:p>
      <text:p text:style-name="P14"><text:tab/><text:tab/>最后返回A <text:span text:style-name="T21">+ B +C的结果。</text:span></text:p>
      <text:h text:style-name="P24" text:outline-level="3">5）</text:h>
      <text:p text:style-name="P19"/>
      <text:p text:style-name="P19"><text:tab/>思路：友谊对就是指任意两点其间的矩形框里不含任何一个点，我们所要做的就是不停地拆分区域，</text:p>
      <text:p text:style-name="P20">直到找到这样的矩形框，使其间不存在点<text:span text:style-name="T23">。</text:span></text:p>
      <text:p text:style-name="P20"><text:tab/>拆分与执行：</text:p>
      <text:p text:style-name="P20"><text:tab/>判定：如果该范围内没有任何一个点，并且该范围不含边界<text:span text:style-name="T23">(总的边界不在这个范围内)则返回1，否则返回0；</text:span></text:p>
      <text:p text:style-name="P20"><text:tab/>拆分执行<text:span text:style-name="T23">：先接受一个边界，然后接受一个</text:span>集合S并进行以X坐标为基准的排序，找到X坐标中间的那个点，以其为基准沿X轴，Y轴方向划线。将平面区分成<text:span text:style-name="T22">4个象限，记作，1,2,3,4象限。然后由这4个象限可以组成4个区域，12共同构成上区域，23共同构成左区域，34共同构成下区域，14共同构成右区域，对各个区域内的点进行统计，各自构成新的集合，然后以各自的区域作为新的边界迭代递归下去。</text:span></text:p>
      <text:p text:style-name="P20"><text:tab/>合并<text:span text:style-name="T23">：返回 上区域返回结果 + 左区域返回结果 + 下区域返回结果 + 右区域返回结果。 </text:span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3-21T20:25:20.126477406</dc:date>
    <meta:editing-duration>PT29M11S</meta:editing-duration>
    <meta:editing-cycles>13</meta:editing-cycles>
    <meta:document-statistic meta:table-count="0" meta:image-count="0" meta:object-count="0" meta:page-count="3" meta:paragraph-count="58" meta:word-count="2102" meta:character-count="2631" meta:non-whitespace-character-count="2410"/>
  </office:meta>
</office:document-meta>
</file>